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llbackResolverAction.act( Redirector redirector , SourceResolver resolver , Map objectModel , String src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allbackResolverAction.computeResponseURI( SourceResolver resolver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allbackResolverAction.resourceExist( SourceResolver resolver ,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allbackResolverAction.prepare( Parameters parameters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